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text-properties style:text-underline-style="none" fo:font-weight="normal" style:font-weight-asian="normal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Frame_20_contents">
      <style:paragraph-properties fo:text-align="start" style:justify-single-word="false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0cm" svg:y="0cm" svg:width="7.128cm" draw:z-index="1"><draw:text-box fo:min-height="5.226cm"><text:p text:style-name="P3"><office:annotation><dc:creator>Gauthier Bastien</dc:creator><dc:date>2011-01-13T14:56:41</dc:date><text:p text:style-name="P14"><text:span text:style-name="T8">do text</text:span></text:p><text:p text:style-name="P14"><text:span text:style-name="T8">from document(at=header, format='odt')</text:span></text:p></office:annotation><text:span text:style-name="T2">Import depuis header.odt</text:span></text:p></draw:text-box></draw:frame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2.829cm" draw:z-index="0"><draw:text-box><text:p text:style-name="P2"><office:annotation><dc:creator>Gauthier Bastien</dc:creator><dc:date>2011-02-16T14:49:10</dc:date><text:p text:style-name="P14"><text:span text:style-name="T8">do text if not len(self.getApplicants()) &gt; 1</text:span></text:p><text:p text:style-name="P14"><text:span text:style-name="T8">from xhtml(applicantobj.getSignaletic(withaddress=True,linebyline=True))</text:span></text:p></office:annotation>Titre Nom Prénom<text:line-break/>Adresse ligne1<text:line-break/>Adresse ligne2</text:p><text:p text:style-name="Frame_20_contents"><text:span text:style-name="T4"><office:annotation><dc:creator>Gauthier Bastien</dc:creator><dc:date>2011-02-17T09:18:17</dc:date><text:p text:style-name="P14"><text:span text:style-name="T8">do text if </text:span><text:span text:style-name="T9">len(self.getApplicants()) &gt; 1</text:span></text:p></office:annotation></text:span><text:span text:style-name="T4">&lt;%Titre%&gt; &lt;%Nom%&gt; &lt;%Prenom%&gt;<text:line-break/>&lt;%AdresseLigne1%&gt;<text:line-break/>&lt;%AdresseLigne2%&gt;</text:span></text:p><text:p text:style-name="P5">RECOMMANDE</text:p><text:p text:style-name="Standard"/><text:p text:style-name="Standard"/><text:p text:style-name="Standard"/><text:p text:style-name="Standard"/><text:p text:style-name="Standard"/><text:p text:style-name="P10"><text:text-input text:description="Plusieurs demandeurs">self.getMultipleApplicants()</text:text-input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Avis <text:span text:style-name="T7">« </text:span>Annexe 25 <text:span text:style-name="T7">»</text:span></text:p>
      <text:p text:style-name="P6"/>
      <text:p text:style-name="P4"><text:span text:style-name="T5"><office:annotation><dc:creator>Gauthier Bastien</dc:creator><dc:date>2011-01-13T14:56:41</dc:date><text:p text:style-name="P14"><text:span text:style-name="T8">do text</text:span></text:p><text:p text:style-name="P14"><text:span text:style-name="T8">from document(at=reference, format='odt')</text:span></text:p></office:annotation></text:span><text:span text:style-name="T6">Import depuis reference.odt</text:span></text:p>
      <text:p text:style-name="Standard"/>
      <text:p text:style-name="P8"><office:annotation><dc:creator>Gauthier Bastien</dc:creator><dc:date>2011-02-16T16:12:24</dc:date><text:p text:style-name="P14"><text:span text:style-name="T11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4"><text:span text:style-name="T10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8"><text:span text:style-name="T6">Objet :</text:span> <text:text-input text:description="Objet des travaux">self.getLicenceSubject()</text:text-input></text:p>
      <text:p text:style-name="P8"><text:span text:style-name="T6">Situation :</text:span> <text:text-input text:description="Situation des travaux">self.getWorkLocationSignaletic()</text:text-input></text:p>
      <text:p text:style-name="Standard"/>
      <text:p text:style-name="Standard"/>
      <text:p text:style-name="P13"><office:annotation><dc:creator>Gauthier Bastien</dc:creator><dc:date>2011-02-21T09:23:46</dc:date><text:p text:style-name="P14"><text:span text:style-name="T9">do text if not len(self.getApplicants()) &gt; 1</text:span></text:p></office:annotation><text:tab/><text:text-input text:description="Titre du demandeur">applicantobj.getPersonTitleValue()</text:text-input>,</text:p>
      <text:p text:style-name="P13"><office:annotation><dc:creator>Gauthier Bastien</dc:creator><dc:date>2011-02-21T09:23:46</dc:date><text:p text:style-name="P14"><text:span text:style-name="T9">do text if len(self.getApplicants()) &gt; 1</text:span></text:p></office:annotation><text:span text:style-name="T3"><office:annotation><dc:creator>Gauthier Bastien</dc:creator><dc:date>2011-02-17T09:18:17</dc:date><text:p text:style-name="P14"><text:span text:style-name="T8">do text if </text:span><text:span text:style-name="T9">len(self.getApplicants()) &gt; 1</text:span></text:p></office:annotation></text:span><text:span text:style-name="T3"><text:tab/>&lt;%Titre%&gt;</text:span>,</text:p>
      <text:p text:style-name="P13"/>
      <text:p text:style-name="P6"><text:tab/>Nous nous permettons de vous faire parvenir un avis « ANNEXE 25 » ainsi qu’un exemplaire de la vue axonométrique concernant les travaux que vous souhaitez réaliser :</text:p>
      <text:p text:style-name="P6"/>
      <text:p text:style-name="P11"><text:tab/><text:text-input text:description="Nature des travaux">self.getLicenceSubject()</text:text-input></text:p>
      <text:p text:style-name="P6"/>
      <text:p text:style-name="P6"><text:tab/>Nous vous demandons de bien vouloir placer ces documents, dès le lendemain du jour où vous êtes en leur possession, sur une palissade ou sur un panneau sur piquet, à la limite du terrain et de la voie publique, parallèlement à celle-ci, à une hauteur variant entre 1,5 mètre et 2 mètres.</text:p>
      <text:p text:style-name="P6"/>
      <text:p text:style-name="P6"><text:tab/>Pendant toute la durée de leur exposition, jusqu'au jour de la clôture de l'enquête publique, ceux-ci seront maintenus en parfaites conditions de visibilité et de lisibilité.</text:p>
      <text:p text:style-name="P6"/>
      <text:p text:style-name="P13"><text:tab/><office:annotation><dc:creator>Gauthier Bastien</dc:creator><dc:date>2011-02-21T09:23:46</dc:date><text:p text:style-name="P14"><text:span text:style-name="T9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13"><text:tab/><office:annotation><dc:creator>Gauthier Bastien</dc:creator><dc:date>2011-02-21T09:23:46</dc:date><text:p text:style-name="P14"><text:span text:style-name="T9">do text if len(self.getApplicants()) &gt; 1</text:span></text:p></office:annotation>Demeurant à votre disposition, nous vous prions d'agréer, <text:span text:style-name="T3">&lt;%Titre%&gt;</text:span>, nos salutations distinguées.</text:p>
      <text:p text:style-name="P6"/>
      <text:p text:style-name="P9"><text:text-input text:description="Délivré à xxx le xxx">urbanEventObj.getFormattedDate(forDelivery=True)</text:text-input></text:p>
      <text:p text:style-name="P1"/>
      <text:p text:style-name="P1"><office:annotation><dc:creator>Gauthier Bastien</dc:creator><dc:date>2011-01-13T14:56:41</dc:date><text:p text:style-name="P14"><text:span text:style-name="T8">do text</text:span></text:p><text:p text:style-name="P14"><text:span text:style-name="T8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aper-tray-name="Printer default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03-17T11:59:54</dc:date>
    <dc:language>fr-FR</dc:language>
    <meta:editing-cycles>63</meta:editing-cycles>
    <meta:editing-duration>PT30H53M47S</meta:editing-duration>
    <dc:creator>Gauthier Bastien</dc:creator>
    <meta:document-statistic meta:table-count="0" meta:image-count="0" meta:object-count="0" meta:page-count="1" meta:paragraph-count="22" meta:word-count="177" meta:character-count="1413"/>
    <meta:user-defined meta:name="Info 1"/>
    <meta:user-defined meta:name="Info 2"/>
    <meta:user-defined meta:name="Info 3"/>
    <meta:user-defined meta:name="Info 4"/>
  </office:meta>
</office:document-meta>
</file>